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SemCond Med" svg:font-family="'Noto Sans Arabic SemCond Me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9327in" fo:break-before="auto" style:use-optimal-row-height="fals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5591in" fo:break-before="auto" style:use-optimal-row-height="true"/>
    </style:style>
    <style:style style:name="ro6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4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#808080 0.0417in -0.0417in" fo:border-top="2.2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5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" style:family="table-cell" style:parent-style-name="Default">
      <style:table-cell-properties fo:border-bottom="2.24pt solid #000000" style:text-align-source="fix" style:repeat-content="false" fo:border-left="2.2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8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7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19" style:family="table-cell" style:parent-style-name="Default">
      <style:table-cell-properties fo:background-color="#ffffff" style:text-align-source="fix" style:repeat-content="false" fo:wrap-option="wrap" fo:border="0.74pt solid #000000" style:shadow="none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7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8" style:family="table-cell" style:parent-style-name="Default">
      <style:table-cell-properties fo:border-bottom="2.24pt solid #000000" fo:background-color="#ffffff" style:text-align-source="fix" style:repeat-content="false" fo:wrap-option="wrap" fo:border-left="0.74pt solid #000000" fo:border-right="0.74pt solid #000000" style:shadow="none" fo:border-top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22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 fo:hyphenate="true"/>
    </style:style>
    <style:style style:name="ce1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style:shadow="#808080 0.0417in -0.0417in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 style:rotation-angle="90" style:shadow="#808080 0.0417in -0.0417in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25" style:family="table-cell" style:parent-style-name="Default">
      <style:table-cell-properties style:text-align-source="fix" style:repeat-content="false" fo:border="0.74pt solid #000000" style:shadow="#808080 0.0417in -0.0417in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3" style:family="table-cell" style:parent-style-name="Default">
      <style:table-cell-properties fo:border-bottom="2.24pt solid #000000" style:text-align-source="fix" style:repeat-content="false" fo:border-left="0.7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shadow="#808080 0.0417in -0.0417in" fo:border-top="2.24pt solid #000000" style:vertical-align="middle"/>
      <style:paragraph-properties fo:text-align="center" fo:margin-left="0in"/>
      <style:text-properties style:font-name="Times New Roman" fo:font-size="13pt" style:font-size-asian="13pt" style:font-name-complex="Times New Roman" style:font-size-complex="13pt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style:shadow="#808080 0.0417in -0.0417in" fo:border-top="2.2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2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style:shadow="#808080 0.0417in -0.0417in" fo:border-top="2.2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 fo:hyphenate="true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rotation-angle="90" style:shadow="#808080 0.0417in -0.0417in" fo:border-top="2.2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4" style:family="table-cell" style:parent-style-name="Default">
      <style:table-cell-properties fo:border-bottom="2.24pt solid #000000" style:text-align-source="fix" style:repeat-content="false" fo:border-left="0.74pt solid #000000" fo:border-right="2.2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6" style:family="table-cell" style:parent-style-name="Default">
      <style:table-cell-properties fo:border-bottom="2.24pt solid #000000" style:text-align-source="fix" style:repeat-content="false" fo:border-left="2.24pt solid #000000" fo:border-right="0.7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4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4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42" style:family="table-cell" style:parent-style-name="Default">
      <style:table-cell-properties fo:border-bottom="2.24pt solid #000000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4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26" style:family="table-cell" style:parent-style-name="Default">
      <style:table-cell-properties fo:border-bottom="2.24pt solid #000000" style:text-align-source="fix" style:repeat-content="false" fo:border-left="0.74pt solid #000000" fo:border-right="0.7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3" style:family="table-cell" style:parent-style-name="Default">
      <style:table-cell-properties fo:border-bottom="2.24pt solid #000000" style:text-align-source="fix" style:repeat-content="false" fo:border-left="0.74pt solid #000000" fo:border-right="2.2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G7" table:style-name="ta1">
        <table:table-column table:style-name="co1" table:default-cell-style-name="ce17"/>
        <table:table-column table:style-name="co2" table:default-cell-style-name="ce22"/>
        <table:table-column table:style-name="co3" table:number-columns-repeated="12" table:default-cell-style-name="ce17"/>
        <table:table-column table:style-name="co4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6" table:number-columns-repeated="16365" table:default-cell-style-name="ce17"/>
        <table:table-header-rows>
          <table:table-row table:style-name="ro1">
            <table:table-cell table:style-name="ce14" office:value-type="string" calcext:value-type="string" table:number-columns-spanned="1" table:number-rows-spanned="3">
              <text:p>م</text:p>
            </table:table-cell>
            <table:table-cell table:style-name="ce18" office:value-type="string" calcext:value-type="string" table:number-columns-spanned="1" table:number-rows-spanned="3">
              <text:p>اﻹسم</text:p>
            </table:table-cell>
            <table:table-cell table:style-name="ce10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27"/>
            <table:table-cell table:style-name="ce10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27"/>
            <table:table-cell table:style-name="ce10" office:value-type="string" calcext:value-type="string" table:number-columns-spanned="3" table:number-rows-spanned="1">
              <text:p><text:s/></text:p>
            </table:table-cell>
            <table:covered-table-cell table:number-columns-repeated="2" table:style-name="ce27"/>
            <table:table-cell table:style-name="ce24" office:value-type="string" calcext:value-type="string" table:number-columns-spanned="1" table:number-rows-spanned="2">
              <text:p>إجمالى أعمال السنة</text:p>
            </table:table-cell>
            <table:table-cell table:style-name="ce29" office:value-type="string" calcext:value-type="string" table:number-columns-spanned="1" table:number-rows-spanned="2">
              <text:p>تقييم مخرجات نصف العام</text:p>
            </table:table-cell>
            <table:table-cell table:style-name="ce24" office:value-type="string" calcext:value-type="string" table:number-columns-spanned="1" table:number-rows-spanned="2">
              <text:p>المجموع الكلى</text:p>
            </table:table-cell>
            <table:table-cell table:style-name="ce24" office:value-type="string" calcext:value-type="string" table:number-columns-spanned="1" table:number-rows-spanned="3">
              <text:p>اجتاز ولم يجتاز</text:p>
            </table:table-cell>
            <table:table-cell table:style-name="ce31" office:value-type="string" calcext:value-type="string" table:number-columns-spanned="1" table:number-rows-spanned="3">
              <text:p>اللون</text:p>
            </table:table-cell>
            <table:table-cell table:number-columns-repeated="16365"/>
          </table:table-row>
          <table:table-row table:style-name="ro2">
            <table:covered-table-cell table:style-name="ce15"/>
            <table:covered-table-cell table:style-name="ce19"/>
            <table:table-cell table:style-name="ce11" office:value-type="string" calcext:value-type="string">
              <text:p>سلوك ومواظبة</text:p>
            </table:table-cell>
            <table:table-cell table:style-name="ce11" office:value-type="string" calcext:value-type="string">
              <text:p>اسكتش + نشاط</text:p>
            </table:table-cell>
            <table:table-cell table:style-name="ce11" office:value-type="string" calcext:value-type="string">
              <text:p>تقييم ..........</text:p>
            </table:table-cell>
            <table:table-cell table:style-name="ce11" office:value-type="string" calcext:value-type="string">
              <text:p>المجموع</text:p>
            </table:table-cell>
            <table:table-cell table:style-name="ce11" office:value-type="string" calcext:value-type="string">
              <text:p>سلوك ومواظبة</text:p>
            </table:table-cell>
            <table:table-cell table:style-name="ce11" office:value-type="string" calcext:value-type="string">
              <text:p>اسكتش + نشاط</text:p>
            </table:table-cell>
            <table:table-cell table:style-name="ce11" office:value-type="string" calcext:value-type="string">
              <text:p>تقييم ..........</text:p>
            </table:table-cell>
            <table:table-cell table:style-name="ce11" office:value-type="string" calcext:value-type="string">
              <text:p>المجموع</text:p>
            </table:table-cell>
            <table:table-cell table:style-name="ce11" office:value-type="string" calcext:value-type="string">
              <text:p>سلوك ومواظبة</text:p>
            </table:table-cell>
            <table:table-cell table:style-name="ce11" office:value-type="string" calcext:value-type="string">
              <text:p>اسكتش + نشاط</text:p>
            </table:table-cell>
            <table:table-cell table:style-name="ce11" office:value-type="string" calcext:value-type="string">
              <text:p>المجموع</text:p>
            </table:table-cell>
            <table:covered-table-cell table:style-name="ce11"/>
            <table:covered-table-cell table:number-columns-repeated="3" table:style-name="ce25"/>
            <table:covered-table-cell table:style-name="ce32"/>
            <table:table-cell table:number-columns-repeated="16365"/>
          </table:table-row>
          <table:table-row table:style-name="ro1">
            <table:covered-table-cell table:style-name="ce15"/>
            <table:covered-table-cell table:style-name="ce19"/>
            <table:table-cell table:number-columns-repeated="3" table:style-name="ce25" office:value-type="float" office:value="5" calcext:value-type="float">
              <text:p>5</text:p>
            </table:table-cell>
            <table:table-cell table:style-name="ce25" table:formula="of:=SUM([.C3:.E3])" office:value-type="float" office:value="15" calcext:value-type="float">
              <text:p>15</text:p>
            </table:table-cell>
            <table:table-cell table:number-columns-repeated="3" table:style-name="ce25" office:value-type="float" office:value="5" calcext:value-type="float">
              <text:p>5</text:p>
            </table:table-cell>
            <table:table-cell table:style-name="ce25" table:formula="of:=SUM([.G3:.I3])" office:value-type="float" office:value="15" calcext:value-type="float">
              <text:p>15</text:p>
            </table:table-cell>
            <table:table-cell table:number-columns-repeated="2" table:style-name="ce25" office:value-type="float" office:value="5" calcext:value-type="float">
              <text:p>5</text:p>
            </table:table-cell>
            <table:table-cell table:style-name="ce25" table:formula="of:=SUM([.K3:.L3])" office:value-type="float" office:value="10" calcext:value-type="float">
              <text:p>10</text:p>
            </table:table-cell>
            <table:table-cell table:style-name="ce25" table:formula="of:=SUM([.M3];[.J3];[.F3])" office:value-type="float" office:value="40" calcext:value-type="float">
              <text:p>40</text:p>
            </table:table-cell>
            <table:table-cell table:style-name="ce25" office:value-type="float" office:value="60" calcext:value-type="float">
              <text:p>60</text:p>
            </table:table-cell>
            <table:table-cell table:style-name="ce25" table:formula="of:=[.O3]+[.N3]" office:value-type="float" office:value="100" calcext:value-type="float">
              <text:p>100</text:p>
            </table:table-cell>
            <table:covered-table-cell table:style-name="ce25"/>
            <table:covered-table-cell table:style-name="ce32"/>
            <table:table-cell table:number-columns-repeated="16365"/>
          </table:table-row>
        </table:table-header-rows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7" office:value-type="string" calcext:value-type="string">
            <text:p>ادام على مختار احمد جاد الرب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7" office:value-type="string" calcext:value-type="string">
            <text:p>ادم ايمن كرم غريب م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7" office:value-type="string" calcext:value-type="string">
            <text:p>احمد محمد احمدهاشم م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7" office:value-type="string" calcext:value-type="string">
            <text:p>على احمد مرسى عنانى الكشك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7" office:value-type="string" calcext:value-type="string">
            <text:p>انس اشرف فوزى محمد م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7" office:value-type="string" calcext:value-type="string">
            <text:p>اياد عاصم محمد مدبولى السي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7" office:value-type="string" calcext:value-type="string">
            <text:p>اياد محمد اسامة ابراهيم م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7" office:value-type="string" calcext:value-type="string">
            <text:p>حازم غريب رضوان محمد رضوان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7" office:value-type="string" calcext:value-type="string">
            <text:p>معاذ عمرو محمد السيد مصطفى خليل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7" office:value-type="string" calcext:value-type="string">
            <text:p>محمد محمد ابراهيم عبد العظيم ابراهيم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7" office:value-type="string" calcext:value-type="string">
            <text:p>عمر محمود عمر مصطفى عبدالباق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7" office:value-type="string" calcext:value-type="string">
            <text:p>جنا هشام مصطفى عبدالكريم احمد عل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7" office:value-type="string" calcext:value-type="string">
            <text:p>كارما محمد محمود عويس عبدالله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7" office:value-type="string" calcext:value-type="string">
            <text:p>كنزى خالد محمد شبل محمد حجاز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7" office:value-type="string" calcext:value-type="string">
            <text:p>لوجين اشرف احمد السيد محمد الشيشين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7" office:value-type="string" calcext:value-type="string">
            <text:p>مليكة محمد عبد الرحمن عزت عبد الرحمن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7" office:value-type="string" calcext:value-type="string">
            <text:p>نورسين سامح عبد الفتاح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7" office:value-type="string" calcext:value-type="string">
            <text:p>ريناد محمد اسامة ابراهيم م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ريتال اشرف ناصر عبد الحميد عتابى سالم</text:p>
          </table:table-cell>
          <table:table-cell table:style-name="ce13" table:number-columns-repeated="15"/>
          <table:table-cell table:style-name="ce34"/>
          <table:table-cell table:number-columns-repeated="16365"/>
        </table:table-row>
        <table:table-row table:style-name="ro1" table:number-rows-repeated="1048527">
          <table:table-cell table:number-columns-repeated="16383"/>
        </table:table-row>
        <table:table-row table:style-name="ro4" table:number-rows-repeated="26">
          <table:table-cell table:number-columns-repeated="16383"/>
        </table:table-row>
        <table:table-row table:style-name="ro4">
          <table:table-cell table:number-columns-repeated="16383"/>
        </table:table-row>
      </table:table>
      <table:table table:name="G8" table:style-name="ta1">
        <table:table-column table:style-name="co1" table:default-cell-style-name="ce17"/>
        <table:table-column table:style-name="co2" table:default-cell-style-name="ce22"/>
        <table:table-column table:style-name="co3" table:number-columns-repeated="12" table:default-cell-style-name="ce17"/>
        <table:table-column table:style-name="co4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6" table:number-columns-repeated="16365" table:default-cell-style-name="ce17"/>
        <table:table-header-rows>
          <table:table-row table:style-name="ro1">
            <table:table-cell table:style-name="ce14" office:value-type="string" calcext:value-type="string" table:number-columns-spanned="1" table:number-rows-spanned="3">
              <text:p>م</text:p>
            </table:table-cell>
            <table:table-cell table:style-name="ce18" office:value-type="string" calcext:value-type="string" table:number-columns-spanned="1" table:number-rows-spanned="3">
              <text:p>اﻹسم</text:p>
            </table:table-cell>
            <table:table-cell table:style-name="ce10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27"/>
            <table:table-cell table:style-name="ce10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27"/>
            <table:table-cell table:style-name="ce10" office:value-type="string" calcext:value-type="string" table:number-columns-spanned="3" table:number-rows-spanned="1">
              <text:p><text:s/></text:p>
            </table:table-cell>
            <table:covered-table-cell table:number-columns-repeated="2" table:style-name="ce27"/>
            <table:table-cell table:style-name="ce24" office:value-type="string" calcext:value-type="string" table:number-columns-spanned="1" table:number-rows-spanned="2">
              <text:p>إجمالى أعمال السنة</text:p>
            </table:table-cell>
            <table:table-cell table:style-name="ce29" office:value-type="string" calcext:value-type="string" table:number-columns-spanned="1" table:number-rows-spanned="2">
              <text:p>تقييم مخرجات نصف العام</text:p>
            </table:table-cell>
            <table:table-cell table:style-name="ce24" office:value-type="string" calcext:value-type="string" table:number-columns-spanned="1" table:number-rows-spanned="2">
              <text:p>المجموع الكلى</text:p>
            </table:table-cell>
            <table:table-cell table:style-name="ce24" office:value-type="string" calcext:value-type="string" table:number-columns-spanned="1" table:number-rows-spanned="3">
              <text:p>اجتاز ولم يجتاز</text:p>
            </table:table-cell>
            <table:table-cell table:style-name="ce31" office:value-type="string" calcext:value-type="string" table:number-columns-spanned="1" table:number-rows-spanned="3">
              <text:p>اللون</text:p>
            </table:table-cell>
            <table:table-cell table:number-columns-repeated="16365"/>
          </table:table-row>
          <table:table-row table:style-name="ro2">
            <table:covered-table-cell table:style-name="ce15"/>
            <table:covered-table-cell table:style-name="ce19"/>
            <table:table-cell table:style-name="ce11" office:value-type="string" calcext:value-type="string">
              <text:p>سلوك ومواظبة</text:p>
            </table:table-cell>
            <table:table-cell table:style-name="ce11" office:value-type="string" calcext:value-type="string">
              <text:p>اسكتش + نشاط</text:p>
            </table:table-cell>
            <table:table-cell table:style-name="ce11" office:value-type="string" calcext:value-type="string">
              <text:p>تقييم ..........</text:p>
            </table:table-cell>
            <table:table-cell table:style-name="ce11" office:value-type="string" calcext:value-type="string">
              <text:p>المجموع</text:p>
            </table:table-cell>
            <table:table-cell table:style-name="ce11" office:value-type="string" calcext:value-type="string">
              <text:p>سلوك ومواظبة</text:p>
            </table:table-cell>
            <table:table-cell table:style-name="ce11" office:value-type="string" calcext:value-type="string">
              <text:p>اسكتش + نشاط</text:p>
            </table:table-cell>
            <table:table-cell table:style-name="ce11" office:value-type="string" calcext:value-type="string">
              <text:p>تقييم ..........</text:p>
            </table:table-cell>
            <table:table-cell table:style-name="ce11" office:value-type="string" calcext:value-type="string">
              <text:p>المجموع</text:p>
            </table:table-cell>
            <table:table-cell table:style-name="ce11" office:value-type="string" calcext:value-type="string">
              <text:p>سلوك ومواظبة</text:p>
            </table:table-cell>
            <table:table-cell table:style-name="ce11" office:value-type="string" calcext:value-type="string">
              <text:p>اسكتش + نشاط</text:p>
            </table:table-cell>
            <table:table-cell table:style-name="ce11" office:value-type="string" calcext:value-type="string">
              <text:p>المجموع</text:p>
            </table:table-cell>
            <table:covered-table-cell table:style-name="ce11"/>
            <table:covered-table-cell table:number-columns-repeated="3" table:style-name="ce25"/>
            <table:covered-table-cell table:style-name="ce32"/>
            <table:table-cell table:number-columns-repeated="16365"/>
          </table:table-row>
          <table:table-row table:style-name="ro1">
            <table:covered-table-cell table:style-name="ce15"/>
            <table:covered-table-cell table:style-name="ce19"/>
            <table:table-cell table:number-columns-repeated="3" table:style-name="ce25" office:value-type="float" office:value="5" calcext:value-type="float">
              <text:p>5</text:p>
            </table:table-cell>
            <table:table-cell table:style-name="ce25" table:formula="of:=SUM([.C3:.E3])" office:value-type="float" office:value="15" calcext:value-type="float">
              <text:p>15</text:p>
            </table:table-cell>
            <table:table-cell table:number-columns-repeated="3" table:style-name="ce25" office:value-type="float" office:value="5" calcext:value-type="float">
              <text:p>5</text:p>
            </table:table-cell>
            <table:table-cell table:style-name="ce25" table:formula="of:=SUM([.G3:.I3])" office:value-type="float" office:value="15" calcext:value-type="float">
              <text:p>15</text:p>
            </table:table-cell>
            <table:table-cell table:number-columns-repeated="2" table:style-name="ce25" office:value-type="float" office:value="5" calcext:value-type="float">
              <text:p>5</text:p>
            </table:table-cell>
            <table:table-cell table:style-name="ce25" table:formula="of:=SUM([.K3:.L3])" office:value-type="float" office:value="10" calcext:value-type="float">
              <text:p>10</text:p>
            </table:table-cell>
            <table:table-cell table:style-name="ce25" table:formula="of:=SUM([.M3];[.J3];[.F3])" office:value-type="float" office:value="40" calcext:value-type="float">
              <text:p>40</text:p>
            </table:table-cell>
            <table:table-cell table:style-name="ce25" office:value-type="float" office:value="60" calcext:value-type="float">
              <text:p>60</text:p>
            </table:table-cell>
            <table:table-cell table:style-name="ce25" table:formula="of:=[.O3]+[.N3]" office:value-type="float" office:value="100" calcext:value-type="float">
              <text:p>100</text:p>
            </table:table-cell>
            <table:covered-table-cell table:style-name="ce25"/>
            <table:covered-table-cell table:style-name="ce32"/>
            <table:table-cell table:number-columns-repeated="16365"/>
          </table:table-row>
        </table:table-header-rows>
        <table:table-row table:style-name="ro5"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ادم باسم بهاء الدين سليمان الروب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>
            <text:p>انس كريم احمد عيد شعبان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40" office:value-type="string" calcext:value-type="string">
            <text:p>يوسف محمد جلال محمد درويش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40" office:value-type="string" calcext:value-type="string">
            <text:p>يوسف محمد رمضان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5">
          <table:table-cell table:style-name="ce15" office:value-type="float" office:value="5" calcext:value-type="float">
            <text:p>5</text:p>
          </table:table-cell>
          <table:table-cell table:style-name="ce40" office:value-type="string" calcext:value-type="string">
            <text:p>دانة محمد كرم الدين عبد الله ا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40" office:value-type="string" calcext:value-type="string">
            <text:p>مليكة حسين فاروق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6">
          <table:table-cell table:style-name="ce15" office:value-type="float" office:value="7" calcext:value-type="float">
            <text:p>7</text:p>
          </table:table-cell>
          <table:table-cell table:style-name="ce40" office:value-type="string" calcext:value-type="string">
            <text:p>مريم حسام عوض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40" office:value-type="string" calcext:value-type="string">
            <text:p>نهى ايمن كرم غريب م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6">
          <table:table-cell table:style-name="ce15" office:value-type="float" office:value="9" calcext:value-type="float">
            <text:p>9</text:p>
          </table:table-cell>
          <table:table-cell table:style-name="ce40" office:value-type="string" calcext:value-type="string">
            <text:p>رغد فوزى حسين هلال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40" office:value-type="string" calcext:value-type="string">
            <text:p>رحمة احمد السيد جوده عبدالمجي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5">
          <table:table-cell table:style-name="ce15" office:value-type="float" office:value="11" calcext:value-type="float">
            <text:p>11</text:p>
          </table:table-cell>
          <table:table-cell table:style-name="ce40" office:value-type="string" calcext:value-type="string">
            <text:p>ساره كريم ميسور محمد اسماعيل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6">
          <table:table-cell table:style-name="ce15" office:value-type="float" office:value="12" calcext:value-type="float">
            <text:p>12</text:p>
          </table:table-cell>
          <table:table-cell table:style-name="ce40" office:value-type="string" calcext:value-type="string">
            <text:p>سيرين احمد على مرس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5">
          <table:table-cell table:style-name="ce16" office:value-type="float" office:value="13" calcext:value-type="float">
            <text:p>13</text:p>
          </table:table-cell>
          <table:table-cell table:style-name="ce42" office:value-type="string" calcext:value-type="string">
            <text:p>تقى وائل حلمى طه السيد</text:p>
          </table:table-cell>
          <table:table-cell table:style-name="ce26" table:number-columns-repeated="15"/>
          <table:table-cell table:style-name="ce33"/>
          <table:table-cell table:number-columns-repeated="16365"/>
        </table:table-row>
        <table:table-row table:style-name="ro1" table:number-rows-repeated="1048527">
          <table:table-cell table:number-columns-repeated="16383"/>
        </table:table-row>
        <table:table-row table:style-name="ro4" table:number-rows-repeated="32">
          <table:table-cell table:number-columns-repeated="16383"/>
        </table:table-row>
        <table:table-row table:style-name="ro4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SemCond Med" svg:font-family="'Noto Sans Arabic SemCond Me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 Arabic UI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top="0.1098in" fo:margin-bottom="0.1098in" fo:margin-left="0.1701in" fo:margin-right="0.1701in" style:table-centering="horizontal" style:writing-mode="rl-tb"/>
      <style:header-style>
        <style:header-footer-properties fo:min-height="0.1201in" fo:margin-left="0in" fo:margin-right="0in" fo:margin-bottom="0.0402in"/>
      </style:header-style>
      <style:footer-style>
        <style:header-footer-properties fo:min-height="0.0402in" fo:margin-left="0in" fo:margin-right="0in" fo:margin-top="0in" fo:border="none" fo:padding-top="0in" fo:padding-bottom="0.6201in" fo:padding-left="0in" fo:padding-right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weight-asian="normal" style:font-name-complex="Noto Sans Arabic SemCond Med" style:font-size-complex="15pt" style:font-weight-complex="normal"/>
    </style:style>
    <style:style style:name="MT2" style:family="text">
      <style:text-properties style:font-weight-asian="normal" style:font-size-complex="18pt"/>
    </style:style>
    <style:style style:name="MT3" style:family="text">
      <style:text-properties style:font-weight-asian="normal" style:font-size-complex="14pt"/>
    </style:style>
  </office:automatic-styles>
  <office:master-styles>
    <style:master-page style:name="Default" style:page-layout-name="Mpm1">
      <style:header>
        <style:region-left>
          <text:p>.....................................: المرحلة</text:p>
        </style:region-left>
        <style:region-center>
          <text:p/>
          <text:p/>
          <text:p/>
          <text:p/>
          <text:p/>
          <text:p/>
          <text:p/>
          <text:p/>
          <text:p><text:span text:style-name="MT1">كشف رصد درجات المرحلة اﻹبتدائية طبقا للقرار الوزارى (</text:span><text:span text:style-name="MT1">137</text:span><text:span text:style-name="MT1">)</text:span></text:p>
        </style:region-center>
        <style:region-right>
          <text:p><text:span text:style-name="MT2">محافظة الجيزة</text:span></text:p>
          <text:p><text:span text:style-name="MT2">إدارة حدائق اكتوبر التعليمية</text:span></text:p>
          <text:p><text:span text:style-name="MT2">مدرسة انسايت لغات</text:span></text:p>
        </style:region-right>
      </style:header>
      <style:header-left style:display="false"/>
      <style:header-first style:display="false"/>
      <style:footer>
        <style:region-left>
          <text:p><text:span text:style-name="MT2">مدير المدرسة</text:span></text:p>
        </style:region-left>
        <style:region-right>
          <text:p><text:span text:style-name="MT3">مدرس المادة</text:span><text:span text:style-name="MT3">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09:52:15.0264886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50:32.029429889</meta:creation-date>
    <dc:date>2024-12-31T09:57:06.406986179</dc:date>
    <meta:editing-duration>PT32M17S</meta:editing-duration>
    <meta:editing-cycles>17</meta:editing-cycles>
    <meta:generator>LibreOffice/24.2.7.2$Linux_X86_64 LibreOffice_project/420$Build-2</meta:generator>
    <meta:print-date>2024-12-31T09:58:15.033289892</meta:print-date>
    <meta:printed-by>PDF files</meta:printed-by>
    <meta:document-statistic meta:table-count="2" meta:cell-count="134" meta:object-count="0"/>
  </office:meta>
</office:document-meta>
</file>